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72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346in solid #000000" fo:border-right="none" fo:border-top="0.0346in solid #000000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0.0346in solid #000000" fo:border-top="0.0346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346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346in solid #000000" style:text-align-source="fix" style:repeat-content="false" fo:border-left="none" fo:border-right="0.0346in solid #000000" fo:border-top="0.0008in solid #000000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>
            <draw:frame table:end-cell-address="Sheet1.N29" table:end-x="0.2925in" table:end-y="0.1457in" draw:z-index="0" draw:style-name="gr1" svg:width="8.9146in" svg:height="4.9618in" svg:x="0.2681in" svg:y="0.1429in">
              <draw:object draw:notify-on-update-of-ranges="Sheet1.B3:Sheet1.B11 Sheet1.C2:Sheet1.C2 Sheet1.C3:Sheet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2" office:value-type="string">
            <text:p>Tamaño</text:p>
          </table:table-cell>
          <table:table-cell table:style-name="ce5" office:value-type="string">
            <text:p>RTT Promedio (u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5400">
            <text:p>4540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6485">
            <text:p>66485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4738">
            <text:p>54738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36402">
            <text:p>36402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55335">
            <text:p>55335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48468">
            <text:p>48468</text:p>
          </table:table-cell>
          <table:table-cell/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72482">
            <text:p>72482</text:p>
          </table:table-cell>
          <table:table-cell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62417">
            <text:p>62417</text:p>
          </table:table-cell>
          <table:table-cell/>
        </table:table-row>
        <table:table-row table:style-name="ro1">
          <table:table-cell/>
          <table:table-cell table:style-name="ce4" office:value-type="float" office:value="10000">
            <text:p>10000</text:p>
          </table:table-cell>
          <table:table-cell table:style-name="ce7" office:value-type="float" office:value="40558">
            <text:p>40558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Las pruebas se realizaron en 3 hosts.</text:p>
          </table:table-cell>
          <table:covered-table-cell table:style-name="Default"/>
          <table:covered-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7">08/07/2010</text:date>, <text:time>15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07T15:56:46</dc:date>
    <dc:creator>mpiu </dc:creator>
    <meta:generator>OpenOffice.org/3.2$Linux OpenOffice.org_project/320m12$Build-9483</meta:generator>
    <meta:editing-duration>PT00H06M15S</meta:editing-duration>
    <meta:editing-cycles>1</meta:editing-cycles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draw:stroke-dash="Line_20_with_20_Fine_20_Dots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44cm" svg:height="12.604cm" xlink:href=".." chart:class="chart:bar" chart:style-name="ch1">
        <chart:plot-area chart:style-name="ch2" table:cell-range-address="Sheet1.B2:Sheet1.C11" chart:data-source-has-labels="both" svg:x="0.703cm" svg:y="0.252cm" svg:width="21.489cm" svg:height="12.049cm">
          <chart:axis chart:dimension="x" chart:name="primary-x" chart:style-name="ch3">
            <chart:title svg:x="11.124cm" svg:y="11.981cm" chart:style-name="ch4">
              <text:p>Tamaño</text:p>
            </chart:title>
            <chart:categories table:cell-range-address="Sheet1.B3:Sheet1.B11"/>
          </chart:axis>
          <chart:axis chart:dimension="y" chart:name="primary-y" chart:style-name="ch5">
            <chart:title svg:x="0.453cm" svg:y="6.295cm" chart:style-name="ch6">
              <text:p>RTT</text:p>
            </chart:title>
            <chart:grid chart:style-name="ch7" chart:class="major"/>
          </chart:axis>
          <chart:series chart:style-name="ch8" chart:values-cell-range-address="Sheet1.C3:Sheet1.C11" chart:label-cell-address="Sheet1.C2:Sheet1.C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:Sheet1.C2">RTT Promedio (uSeg)</text:p>
              </table:table-cell>
            </table:table-row>
          </table:table-header-rows>
          <table:table-rows>
            <table:table-row>
              <table:table-cell office:value-type="string">
                <text:p text:id="Sheet1.B3:Sheet1.B11">1</text:p>
              </table:table-cell>
              <table:table-cell office:value-type="float" office:value="45400">
                <text:p text:id="Sheet1.C3:Sheet1.C11">45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485">
                <text:p>664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738">
                <text:p>547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402">
                <text:p>36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335">
                <text:p>553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468">
                <text:p>4846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72482">
                <text:p>7248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2417">
                <text:p>6241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0558">
                <text:p>40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</office:styles>
</office:document-styles>
</file>